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1a9e0" officeooo:paragraph-rsid="0011a9e0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officeooo:rsid="001369de" officeooo:paragraph-rsid="001369de"/>
    </style:style>
    <style:style style:name="P4" style:family="paragraph" style:parent-style-name="Text_20_body">
      <style:text-properties fo:font-style="italic" officeooo:rsid="0011a9e0" officeooo:paragraph-rsid="0011a9e0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1a9e0"/>
    </style:style>
    <style:style style:name="T4" style:family="text">
      <style:text-properties officeooo:rsid="001369de"/>
    </style:style>
    <style:style style:name="T5" style:family="text">
      <style:text-properties fo:font-weight="bold" officeooo:rsid="001369de" style:font-weight-asian="bold" style:font-weight-complex="bold"/>
    </style:style>
    <style:style style:name="T6" style:family="text">
      <style:text-properties fo:font-weight="normal" officeooo:rsid="001369de"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our task for today is to finish creating the selenium tests that are under the <text:span text:style-name="T1">InventoryTests.cs</text:span> file.</text:p>
      <text:p text:style-name="Text_20_body"/>
      <text:p text:style-name="Text_20_body">In these tests there are stubbed out methods.</text:p>
      <text:p text:style-name="Text_20_body">Some of them work, some of them are yet to be implemented. You are to implement those methods. </text:p>
      <text:p text:style-name="Text_20_body">I am also trusting you to write your own assert statements with regards to verification of some task or action that is being happening on the page.</text:p>
      <text:p text:style-name="P1">I’ve also added a small example in the LoginPageTests.cs to try and help.</text:p>
      <text:p text:style-name="Text_20_body"/>
      <text:p text:style-name="P2">Please read the header comments of each test carefully.</text:p>
      <text:p text:style-name="Text_20_body"/>
      <text:p text:style-name="Text_20_body">Approach this with the mindset of <text:span text:style-name="T2">“How would I do this?”</text:span></text:p>
      <text:p text:style-name="Text_20_body"><text:span text:style-name="T1">There is no wrong answer</text:span> <text:span text:style-name="T3">when it comes to the solutions to this exercise </text:span>because we’re all learning together.</text:p>
      <text:p text:style-name="Text_20_body"/>
      <text:p text:style-name="Text_20_body">Please share your insights and support one another as this is going to be a <text:span text:style-name="T1">long</text:span> journey with a<text:span text:style-name="T3">ll the fun ups and downs can bring. </text:span><text:span text:style-name="T4">This is going to bring a huge change in your work flow on top of the re-org, but with a little determination and </text:span><text:span text:style-name="T5">a lot of patience</text:span><text:span text:style-name="T6"> this will allow you as developers to spend more time developing, and less time with busy work.</text:span></text:p>
      <text:p text:style-name="Text_20_body"/>
      <text:p text:style-name="P1">If you have questions, put them in the chat and I will do my best to answer them in a timely manner given I’ve lost my voice.</text:p>
      <text:p text:style-name="Text_20_body"/>
      <text:p text:style-name="Text_20_body">Thank you all so much for giving me th<text:span text:style-name="T3">is opportunity, and I hope </text:span><text:span text:style-name="T4">that this was an adequate experience.</text:span></text:p>
      <text:p text:style-name="Text_20_body"/>
      <text:p text:style-name="P3">Today is my last day in my contract for the foreseeable future.</text:p>
      <text:p text:style-name="P1">Good luck in your next adventure.</text:p>
      <text:p text:style-name="P1"/>
      <text:p text:style-name="P4">A ship in port is safe, but that’s not what ships are built for.</text:p>
      <text:p text:style-name="P4">- <text:span text:style-name="T7">Grace Hoppe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1T22:04:28.099932700</meta:creation-date>
    <dc:date>2026-03-12T00:28:33.126451400</dc:date>
    <meta:editing-duration>PT27M33S</meta:editing-duration>
    <meta:editing-cycles>4</meta:editing-cycles>
    <meta:generator>LibreOffice/25.2.7.2$Windows_X86_64 LibreOffice_project/5cbfd1ab6520636bb5f7b99185aa69bd7456825d</meta:generator>
    <meta:print-date>2026-03-12T00:08:22.664458900</meta:print-date>
    <meta:printed-by>PDF files</meta:printed-by>
    <meta:document-statistic meta:table-count="0" meta:image-count="0" meta:object-count="0" meta:page-count="1" meta:paragraph-count="15" meta:word-count="273" meta:character-count="1440" meta:non-whitespace-character-count="1181"/>
  </office:meta>
</office:document-meta>
</file>